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office:version="1.1">
  <office:automatic-styles>
    <!--
это стили пока не работают из styles.xml
-->
    <style:style style:name="columnwidth4" style:family="table-column">
      <style:table-column-properties fo:break-before="auto" style:column-width="4cm"/>
    </style:style>
    <style:style style:name="columnwidth8" style:family="table-column">
      <style:table-column-properties fo:break-before="auto" style:column-width="8cm"/>
    </style:style>
    <!-- -->
  </office:automatic-styles>
  <office:body>
    <office:spreadsheet>
      <table:table table:name="Sheet1" table:print="false">
        <table:table-column table:style-name="columnwidth4" table:default-cell-style-name="Default"/>
        <table:table-column table:style-name="columnwidth8" table:default-cell-style-name="Default"/>
        <table:table-row>
          <table:table-cell/>
          <table:table-cell table:style-name="Heading" office:value-type="string">
            <text:p>Это не реальный документ - это шаблон!</text:p>
          </table:table-cell>
        </table:table-row>
        <table:table-row>
          <table:table-cell/>
          <table:table-cell table:style-name="Heading" office:value-type="string">
            <text:p>Замените content.xml реальными данными.</text:p>
          </table:table-cell>
        </table:table-row>
        <table:table-row>
          <table:table-cell/>
          <table:table-cell office:value-type="float" office:value="123">
            <text:p>123</text:p>
          </table:table-cell>
        </table:table-row>
        <table:table-row>
          <table:table-cell office:value-type="string">
            <text:p>RUR</text:p>
          </table:table-cell>
          <table:table-cell table:style-name="RUR" office:value-type="currency" office:currency="RUB" office:value="123.456">
            <text:p>123,46 руб.</text:p>
          </table:table-cell>
        </table:table-row>
        <table:table-row>
          <table:table-cell/>
          <table:table-cell office:value-type="float" office:value="123.456">
            <text:p>123,46</text:p>
          </table:table-cell>
        </table:table-row>
        <table:table-row>
          <table:table-cell office:value-type="string">
            <text:p>dmy</text:p>
          </table:table-cell>
          <table:table-cell table:style-name="dmy" office:value-type="date" office:date-value="2009-12-31">
            <text:p>31.12.09</text:p>
          </table:table-cell>
        </table:table-row>
        <table:table-row>
          <table:table-cell office:value-type="string">
            <text:p>dmY</text:p>
          </table:table-cell>
          <table:table-cell table:style-name="dmY" office:value-type="date" office:date-value="2009-12-30">
            <text:p>30.12.2009</text:p>
          </table:table-cell>
        </table:table-row>
        <table:table-row>
          <table:table-cell office:value-type="string">
            <text:p>dateTime (dmYhis)</text:p>
          </table:table-cell>
          <table:table-cell table:style-name="dmYhis" office:value-type="date" office:date-value="2013-08-16T09:47:24+04:00">
            <text:p>30.12.2009 12:01:00</text:p>
          </table:table-cell>
        </table:table-row>
        <table:table-row>
          <table:table-cell office:value-type="string">
            <text:p>dateTime (dmyhi)</text:p>
          </table:table-cell>
          <table:table-cell table:style-name="dmyhi" office:value-type="date" office:date-value="2013-08-16T09:47:24+04:00">
            <text:p>30.12.09 12:01</text:p>
          </table:table-cell>
        </table:table-row>
        <table:table-row>
          <table:table-cell office:value-type="string">
            <text:p>dateTime (iso8601)</text:p>
          </table:table-cell>
          <table:table-cell table:style-name="iso8601" office:value-type="date" office:date-value="2013-08-16T09:47:24+04:00">
            <text:p>2013-16-08T09:47:24</text:p>
          </table:table-cell>
        </table:table-row>
        <table:table-row>
          <table:table-cell office:value-type="string">
            <text:p>time</text:p>
          </table:table-cell>
          <table:table-cell table:style-name="time" office:value-type="time" office:time-value="PT12H02M00S">
            <text:p>12:02:00</text:p>
          </table:table-cell>
        </table:table-row>
        <table:table-row>
          <table:table-cell office:value-type="string">
            <text:p>Default</text:p>
          </table:table-cell>
          <table:table-cell office:value-type="string">
            <text:p>text</text:p>
          </table:table-cell>
        </table:table-row>
        <table:table-row>
          <table:table-cell office:value-type="string">
            <text:p>Heading</text:p>
          </table:table-cell>
          <table:table-cell table:style-name="Heading" office:value-type="string">
            <text:p>Heading</text:p>
          </table:table-cell>
        </table:table-row>
        <table:table-row>
          <table:table-cell office:value-type="string">
            <text:p>Heading1</text:p>
          </table:table-cell>
          <table:table-cell table:style-name="Heading1" office:value-type="string">
            <text:p>Heading1</text:p>
          </table:table-cell>
        </table:table-row>
        <table:table-row>
          <table:table-cell office:value-type="string">
            <text:p>Result</text:p>
          </table:table-cell>
          <table:table-cell table:style-name="Result" office:value-type="string">
            <text:p>Result</text:p>
          </table:table-cell>
        </table:table-row>
        <table:table-row>
          <table:table-cell office:value-type="string">
            <text:p>Result2</text:p>
          </table:table-cell>
          <table:table-cell table:style-name="Result2" office:value-type="string">
            <text:p>Result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Verdana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!-- moved from content.xml/automatic-styles -->
    <!--
    <style:style style:name="columnwidth4" style:family="table-column">
      <style:table-column-properties fo:break-before="auto" style:column-width="4cm" />
    </style:style>
--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/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109" number:title="iso8601">
      <number:year number:style="long"/>
      <number:text>-</number:text>
      <number:day number:style="long"/>
      <number:text>-</number:text>
      <number:month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RUR" style:family="table-cell" style:parent-style-name="Default" style:data-style-name="N106"/>
    <style:style style:name="dmy" style:family="table-cell" style:parent-style-name="Default" style:data-style-name="N37"/>
    <style:style style:name="dmY" style:family="table-cell" style:parent-style-name="Default" style:data-style-name="N36"/>
    <style:style style:name="dmYhis" style:family="table-cell" style:parent-style-name="dmY" style:data-style-name="N51"/>
    <style:style style:name="dmyhi" style:family="table-cell" style:parent-style-name="dmY" style:data-style-name="N50"/>
    <style:style style:name="iso8601" style:family="table-cell" style:parent-style-name="dmYhis" style:data-style-name="N109"/>
    <style:style style:name="time" style:family="table-cell" style:parent-style-name="dmY" style:data-style-name="N41"/>
    <!-- --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Страница 
       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
          <text:sheet-name>???</text:sheet-name>(
          <text:title>???</text:title>)</text:p>
        </style:region-left>
        <style:region-right>
          <text:p>
          <text:date style:data-style-name="N2" text:date-value="2010-01-12">12.01.2010</text:date>, 
          <text:time>09:13:27</text:time></text:p>
        </style:region-right>
      </style:header>
      <style:header-left style:display="false"/>
      <style:footer>
        <text:p>Страница 
        <text:page-number>1</text:page-number>/ 
        <text:page-count>99</text:page-count></text:p>
      </style:footer>
      <style:footer-left style:display="false"/>
    </style:master-page>
  </office:master-styles>
</office:document-styles>
</file>